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10000021DD9C425A957056D88.png" manifest:media-type="image/png"/>
  <manifest:file-entry manifest:full-path="Pictures/10003CDC000039FB000037EA10B45241E2F073E7.svg" manifest:media-type="image/svg+xml"/>
  <manifest:file-entry manifest:full-path="Pictures/100000010000021D000002145CBBF7B6D3841FB2.png" manifest:media-type="image/png"/>
  <manifest:file-entry manifest:full-path="Pictures/10009FF3000037EA000036FCEB644FE17D23EF5E.svg" manifest:media-type="image/svg+xml"/>
  <manifest:file-entry manifest:full-path="Pictures/1000000100000191000000F175CF858F57751F0D.png" manifest:media-type="image/png"/>
  <manifest:file-entry manifest:full-path="Pictures/100042A700002972000018E802651C167E98B535.svg" manifest:media-type="image/svg+xml"/>
  <manifest:file-entry manifest:full-path="Pictures/10007D2C0000F1A40000402FEF6BDAAC7AF83DE4.svg" manifest:media-type="image/svg+xml"/>
  <manifest:file-entry manifest:full-path="Pictures/100042DE000050B80000402FC159212B69C32073.svg" manifest:media-type="image/svg+xml"/>
  <manifest:file-entry manifest:full-path="Pictures/10000001000002310000020D86AAD3A36A28E818.png" manifest:media-type="image/png"/>
  <manifest:file-entry manifest:full-path="Pictures/100000010000030D000001910469A4F9EC224C9E.png" manifest:media-type="image/png"/>
  <manifest:file-entry manifest:full-path="Pictures/10001AE4000031B6000031B633D0AE30D39FA5BB.svg" manifest:media-type="image/svg+xml"/>
  <manifest:file-entry manifest:full-path="Pictures/10000001000001E1000001E1AB19A619D76887EF.png" manifest:media-type="image/png"/>
  <manifest:file-entry manifest:full-path="Pictures/100000010000055C0000016C544E999DD94F53A1.png" manifest:media-type="image/png"/>
  <manifest:file-entry manifest:full-path="Pictures/100000010000030D000001550B61CF0F0D0E5590.png" manifest:media-type="image/png"/>
  <manifest:file-entry manifest:full-path="Pictures/10001F80000046B20000254FEED6E54E3EC3B228.svg" manifest:media-type="image/svg+xml"/>
  <manifest:file-entry manifest:full-path="Pictures/10000001000002BA000002CCDAF4A5FBEC3100DD.png" manifest:media-type="image/png"/>
  <manifest:file-entry manifest:full-path="Pictures/10004CC8000039FB00003643F04F35E2635CCFED.svg" manifest:media-type="image/svg+xml"/>
  <manifest:file-entry manifest:full-path="Pictures/100000010000030D0000026D3BD304B1CD1480F6.png" manifest:media-type="image/png"/>
  <manifest:file-entry manifest:full-path="Pictures/10002D38000050B80000233E382FC1250E43B8D9.svg" manifest:media-type="image/svg+xml"/>
  <manifest:file-entry manifest:full-path="Pictures/10008EA400002B830000343174F4E8FCA4C11C99.svg" manifest:media-type="image/svg+xml"/>
  <manifest:file-entry manifest:full-path="Pictures/10000001000005010000017DF5968C15A95CC0C2.png" manifest:media-type="image/png"/>
  <manifest:file-entry manifest:full-path="Pictures/10003358000050B800002972466036E63BC1D5DB.svg" manifest:media-type="image/svg+xml"/>
  <manifest:file-entry manifest:full-path="Pictures/10000001000002AC00000169B58E617AFFCDD2E9.png" manifest:media-type="image/png"/>
  <manifest:file-entry manifest:full-path="Pictures/1000926000006DA800007092D0391B708312EB78.svg" manifest:media-type="image/svg+xml"/>
  <manifest:file-entry manifest:full-path="Pictures/10000001000001A5000001F9A5D21D33BECA59B9.png" manifest:media-type="image/png"/>
  <manifest:file-entry manifest:full-path="Pictures/10006E1A000084650000276132FFA616890DAE20.svg" manifest:media-type="image/svg+xml"/>
  <manifest:file-entry manifest:full-path="Pictures/1000CF9F000084650000AACFB1327DB08DF9308E.svg" manifest:media-type="image/svg+xml"/>
  <manifest:file-entry manifest:full-path="Pictures/100000010000026E00000323CD143E02150374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699cm" svg:height="12.699cm" svg:x="4.683cm" svg:y="1cm">
          <draw:image xlink:href="Pictures/10001AE4000031B6000031B633D0AE30D39FA5BB.svg" xlink:type="simple" xlink:show="embed" xlink:actuate="onLoad" draw:mime-type="image/svg+xml">
            <text:p/>
          </draw:image>
          <draw:image xlink:href="Pictures/10000001000001E1000001E1AB19A619D76887EF.png" xlink:type="simple" xlink:show="embed" xlink:actuate="onLoad" draw:mime-type="image/png"/>
        </draw:frame>
        <draw:frame draw:style-name="gr1" draw:text-style-name="P1" draw:layer="layout" svg:width="19.589cm" svg:height="8.538cm" svg:x="1cm" svg:y="17.256cm">
          <draw:image xlink:href="Pictures/10002D38000050B80000233E382FC1250E43B8D9.svg" xlink:type="simple" xlink:show="embed" xlink:actuate="onLoad" draw:mime-type="image/svg+xml">
            <text:p/>
          </draw:image>
          <draw:image xlink:href="Pictures/100000010000030D000001550B61CF0F0D0E5590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8.07cm" svg:height="9.524cm" svg:x="1.381cm" svg:y="1.509cm">
          <draw:image xlink:href="Pictures/10001F80000046B20000254FEED6E54E3EC3B228.svg" xlink:type="simple" xlink:show="embed" xlink:actuate="onLoad" draw:mime-type="image/svg+xml">
            <text:p/>
          </draw:image>
          <draw:image xlink:href="Pictures/10000001000002AC00000169B58E617AFFCDD2E9.png" xlink:type="simple" xlink:show="embed" xlink:actuate="onLoad" draw:mime-type="image/png"/>
        </draw:frame>
        <draw:frame draw:style-name="gr1" draw:text-style-name="P1" draw:layer="layout" svg:width="19.589cm" svg:height="20.109cm" svg:x="1.35cm" svg:y="11.371cm">
          <draw:image xlink:href="Pictures/1000926000006DA800007092D0391B708312EB78.svg" xlink:type="simple" xlink:show="embed" xlink:actuate="onLoad" draw:mime-type="image/svg+xml">
            <text:p/>
          </draw:image>
          <draw:image xlink:href="Pictures/10000001000002BA000002CCDAF4A5FBEC3100DD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9.589cm" svg:height="25.276cm" svg:x="1.223cm" svg:y="1.462cm">
          <draw:image xlink:href="Pictures/1000CF9F000084650000AACFB1327DB08DF9308E.svg" xlink:type="simple" xlink:show="embed" xlink:actuate="onLoad" draw:mime-type="image/svg+xml">
            <text:p/>
          </draw:image>
          <draw:image xlink:href="Pictures/100000010000026E00000323CD143E02150374CB.png" xlink:type="simple" xlink:show="embed" xlink:actuate="onLoad" draw:mime-type="image/png"/>
        </draw:frame>
      </draw:page>
      <draw:page draw:name="page4" draw:style-name="dp1" draw:master-page-name="Default">
        <draw:frame draw:style-name="gr1" draw:text-style-name="P1" draw:layer="layout" svg:width="11.112cm" svg:height="13.334cm" svg:x="5.445cm" svg:y="0cm">
          <draw:image xlink:href="Pictures/10008EA400002B830000343174F4E8FCA4C11C99.svg" xlink:type="simple" xlink:show="embed" xlink:actuate="onLoad" draw:mime-type="image/svg+xml">
            <text:p/>
          </draw:image>
          <draw:image xlink:href="Pictures/10000001000001A5000001F9A5D21D33BECA59B9.png" xlink:type="simple" xlink:show="embed" xlink:actuate="onLoad" draw:mime-type="image/png"/>
        </draw:frame>
        <draw:frame draw:style-name="gr1" draw:text-style-name="P1" draw:layer="layout" svg:width="19.589cm" svg:height="10.044cm" svg:x="1cm" svg:y="16.356cm">
          <draw:image xlink:href="Pictures/10003358000050B800002972466036E63BC1D5DB.svg" xlink:type="simple" xlink:show="embed" xlink:actuate="onLoad" draw:mime-type="image/svg+xml">
            <text:p/>
          </draw:image>
          <draw:image xlink:href="Pictures/100000010000030D000001910469A4F9EC224C9E.png" xlink:type="simple" xlink:show="embed" xlink:actuate="onLoad" draw:mime-type="image/png"/>
        </draw:frame>
      </draw:page>
      <draw:page draw:name="page5" draw:style-name="dp1" draw:master-page-name="Default">
        <draw:frame draw:style-name="gr1" draw:text-style-name="P1" draw:layer="layout" svg:width="19.589cm" svg:height="15.57cm" svg:x="1.604cm" svg:y="-0.092cm">
          <draw:image xlink:href="Pictures/100042DE000050B80000402FC159212B69C32073.svg" xlink:type="simple" xlink:show="embed" xlink:actuate="onLoad" draw:mime-type="image/svg+xml">
            <text:p/>
          </draw:image>
          <draw:image xlink:href="Pictures/100000010000030D0000026D3BD304B1CD1480F6.png" xlink:type="simple" xlink:show="embed" xlink:actuate="onLoad" draw:mime-type="image/png"/>
        </draw:frame>
        <draw:frame draw:style-name="gr1" draw:text-style-name="P1" draw:layer="layout" svg:width="19.589cm" svg:height="5.196cm" svg:x="0.746cm" svg:y="18.283cm">
          <draw:image xlink:href="Pictures/10007D2C0000F1A40000402FEF6BDAAC7AF83DE4.svg" xlink:type="simple" xlink:show="embed" xlink:actuate="onLoad" draw:mime-type="image/svg+xml">
            <text:p/>
          </draw:image>
          <draw:image xlink:href="Pictures/100000010000055C0000016C544E999DD94F53A1.png" xlink:type="simple" xlink:show="embed" xlink:actuate="onLoad" draw:mime-type="image/png"/>
        </draw:frame>
      </draw:page>
      <draw:page draw:name="page6" draw:style-name="dp1" draw:master-page-name="Default">
        <draw:frame draw:style-name="gr1" draw:text-style-name="P1" draw:layer="layout" svg:width="19.589cm" svg:height="5.814cm" svg:x="0.746cm" svg:y="1.282cm">
          <draw:image xlink:href="Pictures/10006E1A000084650000276132FFA616890DAE20.svg" xlink:type="simple" xlink:show="embed" xlink:actuate="onLoad" draw:mime-type="image/svg+xml">
            <text:p/>
          </draw:image>
          <draw:image xlink:href="Pictures/10000001000005010000017DF5968C15A95CC0C2.png" xlink:type="simple" xlink:show="embed" xlink:actuate="onLoad" draw:mime-type="image/png"/>
        </draw:frame>
        <draw:frame draw:style-name="gr1" draw:text-style-name="P1" draw:layer="layout" svg:width="10.582cm" svg:height="6.349cm" svg:x="5.658cm" svg:y="7.604cm">
          <draw:image xlink:href="Pictures/100042A700002972000018E802651C167E98B535.svg" xlink:type="simple" xlink:show="embed" xlink:actuate="onLoad" draw:mime-type="image/svg+xml">
            <text:p/>
          </draw:image>
          <draw:image xlink:href="Pictures/1000000100000191000000F175CF858F57751F0D.png" xlink:type="simple" xlink:show="embed" xlink:actuate="onLoad" draw:mime-type="image/png"/>
        </draw:frame>
        <draw:frame draw:style-name="gr1" draw:text-style-name="P1" draw:layer="layout" svg:width="14.287cm" svg:height="14.048cm" svg:x="3.413cm" svg:y="13.954cm">
          <draw:image xlink:href="Pictures/10009FF3000037EA000036FCEB644FE17D23EF5E.svg" xlink:type="simple" xlink:show="embed" xlink:actuate="onLoad" draw:mime-type="image/svg+xml">
            <text:p/>
          </draw:image>
          <draw:image xlink:href="Pictures/100000010000021D000002145CBBF7B6D3841FB2.png" xlink:type="simple" xlink:show="embed" xlink:actuate="onLoad" draw:mime-type="image/png"/>
        </draw:frame>
      </draw:page>
      <draw:page draw:name="page7" draw:style-name="dp1" draw:master-page-name="Default">
        <draw:frame draw:style-name="gr1" draw:text-style-name="P1" draw:layer="layout" svg:width="14.816cm" svg:height="13.863cm" svg:x="3.583cm" svg:y="0.98cm">
          <draw:image xlink:href="Pictures/10004CC8000039FB00003643F04F35E2635CCFED.svg" xlink:type="simple" xlink:show="embed" xlink:actuate="onLoad" draw:mime-type="image/svg+xml">
            <text:p/>
          </draw:image>
          <draw:image xlink:href="Pictures/10000001000002310000020D86AAD3A36A28E818.png" xlink:type="simple" xlink:show="embed" xlink:actuate="onLoad" draw:mime-type="image/png"/>
        </draw:frame>
        <draw:frame draw:style-name="gr1" draw:text-style-name="P1" draw:layer="layout" svg:width="14.816cm" svg:height="14.287cm" svg:x="3.413cm" svg:y="14.653cm">
          <draw:image xlink:href="Pictures/10003CDC000039FB000037EA10B45241E2F073E7.svg" xlink:type="simple" xlink:show="embed" xlink:actuate="onLoad" draw:mime-type="image/svg+xml">
            <text:p/>
          </draw:image>
          <draw:image xlink:href="Pictures/10000001000002310000021DD9C425A957056D8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3-23T00:42:28.773733433</meta:creation-date>
    <meta:generator>LibreOffice/7.2.5.2$Linux_X86_64 LibreOffice_project/20$Build-2</meta:generator>
    <dc:date>2022-04-18T13:35:50.526859417</dc:date>
    <meta:editing-duration>PT4M17S</meta:editing-duration>
    <meta:editing-cycles>4</meta:editing-cycles>
    <meta:document-statistic meta:object-count="14"/>
  </office:meta>
</office:document-meta>
</file>